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</table:table-row>
        <table:table-row table:style-name="ro1"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</table:table-row>
        <table:table-row table:style-name="ro1"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</table:table-row>
        <table:table-row table:style-name="ro1"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</table:table-row>
        <table:table-row table:style-name="ro1"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</table:table-row>
        <table:table-row table:style-name="ro1"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</table:table-row>
        <table:table-row table:style-name="ro1"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</table:table-row>
        <table:table-row table:style-name="ro1"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</table:table-row>
        <table:table-row table:style-name="ro1"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</table:table-row>
        <table:table-row table:style-name="ro1"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</table:table-row>
        <table:table-row table:style-name="ro1"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</table:table-row>
        <table:table-row table:style-name="ro1"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</table:table-row>
        <table:table-row table:style-name="ro1"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</table:table-row>
        <table:table-row table:style-name="ro1"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</table:table-row>
        <table:table-row table:style-name="ro1"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</table:table-row>
      </table:table>
      <table:named-expressions/>
      <table:database-ranges>
        <table:database-range table:name="__Anonymous_Sheet_DB__0" table:target-range-address="Sheet1.A1:Sheet1.B48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20:21:24.221337760</meta:creation-date>
    <dc:date>2016-04-15T20:24:22.582866728</dc:date>
    <meta:editing-duration>P0D</meta:editing-duration>
    <meta:editing-cycles>1</meta:editing-cycles>
    <meta:document-statistic meta:table-count="1" meta:cell-count="96" meta:object-count="0"/>
    <meta:generator>LibreOffice/4.2.8.2$Linux_X86_64 LibreOffice_project/420m0$Build-2</meta:generator>
  </office:meta>
</office:document-meta>
</file>